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Object 5/meta.xml" manifest:media-type="text/xml"/>
  <manifest:file-entry manifest:full-path="Object 5/styles.xml" manifest:media-type="text/xml"/>
  <manifest:file-entry manifest:full-path="Object 5/content.xml" manifest:media-type="text/xml"/>
  <manifest:file-entry manifest:full-path="Object 5/" manifest:media-type="application/vnd.oasis.opendocument.chart"/>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onsolas" svg:font-family="Consolas, 'Courier New', monospace"/>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d0515" officeooo:paragraph-rsid="000d0515"/>
    </style:style>
    <style:style style:name="P2" style:family="paragraph" style:parent-style-name="Standard">
      <style:text-properties officeooo:rsid="000e6911" officeooo:paragraph-rsid="000e6911"/>
    </style:style>
    <style:style style:name="P3" style:family="paragraph" style:parent-style-name="Standard">
      <style:text-properties officeooo:rsid="0011d480" officeooo:paragraph-rsid="0011d480"/>
    </style:style>
    <style:style style:name="P4" style:family="paragraph" style:parent-style-name="Standard">
      <style:text-properties officeooo:paragraph-rsid="0016024a"/>
    </style:style>
    <style:style style:name="P5" style:family="paragraph" style:parent-style-name="Standard">
      <style:text-properties fo:font-size="14pt" fo:font-weight="bold" officeooo:rsid="000d0515" officeooo:paragraph-rsid="000d0515" style:font-size-asian="14pt" style:font-weight-asian="bold" style:font-size-complex="14pt" style:font-weight-complex="bold"/>
    </style:style>
    <style:style style:name="P6" style:family="paragraph" style:parent-style-name="Standard">
      <style:paragraph-properties fo:text-align="center" style:justify-single-word="false"/>
      <style:text-properties fo:font-size="14pt" fo:font-weight="bold" officeooo:rsid="00161b70" officeooo:paragraph-rsid="00161b70" style:font-size-asian="14pt" style:font-weight-asian="bold" style:font-size-complex="14pt" style:font-weight-complex="bold"/>
    </style:style>
    <style:style style:name="P7" style:family="paragraph" style:parent-style-name="Standard">
      <style:text-properties officeooo:rsid="00161b70" officeooo:paragraph-rsid="00161b70"/>
    </style:style>
    <style:style style:name="P8" style:family="paragraph" style:parent-style-name="Standard">
      <style:paragraph-properties fo:text-align="center" style:justify-single-word="false"/>
      <style:text-properties officeooo:rsid="00161b70" officeooo:paragraph-rsid="001e9b7c"/>
    </style:style>
    <style:style style:name="P9" style:family="paragraph" style:parent-style-name="Standard">
      <style:paragraph-properties fo:text-align="center" style:justify-single-word="false"/>
      <style:text-properties officeooo:rsid="00161b70" officeooo:paragraph-rsid="002143da"/>
    </style:style>
    <style:style style:name="P10" style:family="paragraph" style:parent-style-name="Standard">
      <style:paragraph-properties fo:text-align="center" style:justify-single-word="false"/>
      <style:text-properties officeooo:rsid="00161b70" officeooo:paragraph-rsid="0023c9a1"/>
    </style:style>
    <style:style style:name="P11" style:family="paragraph" style:parent-style-name="Standard">
      <style:text-properties officeooo:rsid="00161b70" officeooo:paragraph-rsid="001e9b7c"/>
    </style:style>
    <style:style style:name="P12" style:family="paragraph" style:parent-style-name="Standard">
      <style:text-properties officeooo:rsid="00161b70" officeooo:paragraph-rsid="002143da"/>
    </style:style>
    <style:style style:name="P13" style:family="paragraph" style:parent-style-name="Standard">
      <style:text-properties officeooo:rsid="00161b70" officeooo:paragraph-rsid="0023c9a1"/>
    </style:style>
    <style:style style:name="P14" style:family="paragraph" style:parent-style-name="Standard">
      <style:text-properties fo:font-size="12pt" fo:font-weight="normal" officeooo:rsid="0019b621" officeooo:paragraph-rsid="0019b621" style:font-size-asian="10.5pt" style:font-weight-asian="normal" style:font-size-complex="12pt" style:font-weight-complex="normal"/>
    </style:style>
    <style:style style:name="T1" style:family="text">
      <style:text-properties officeooo:rsid="001058e5"/>
    </style:style>
    <style:style style:name="T2" style:family="text">
      <style:text-properties officeooo:rsid="0010eafa"/>
    </style:style>
    <style:style style:name="T3" style:family="text">
      <style:text-properties officeooo:rsid="0011d708"/>
    </style:style>
    <style:style style:name="T4" style:family="text">
      <style:text-properties officeooo:rsid="0014515d"/>
    </style:style>
    <style:style style:name="T5" style:family="text">
      <style:text-properties officeooo:rsid="0016024a"/>
    </style:style>
    <style:style style:name="T6" style:family="text">
      <style:text-properties style:font-name="Liberation Serif" fo:font-size="12pt" officeooo:rsid="0016024a" style:font-size-asian="12pt" style:font-size-complex="12pt"/>
    </style:style>
    <style:style style:name="T7" style:family="text">
      <style:text-properties style:font-name="Liberation Serif" fo:font-size="12pt" officeooo:rsid="0016024a" fo:background-color="transparent" loext:char-shading-value="0" style:font-size-asian="12pt" style:font-size-complex="12pt"/>
    </style:style>
    <style:style style:name="T8" style:family="text">
      <style:text-properties style:use-window-font-color="true" loext:opacity="0%" style:font-name="Liberation Serif" fo:font-size="12pt" officeooo:rsid="0016024a" fo:background-color="transparent" loext:char-shading-value="0" style:font-size-asian="12pt" style:font-size-complex="12pt"/>
    </style:style>
    <style:style style:name="T9" style:family="text">
      <style:text-properties style:use-window-font-color="true" loext:opacity="0%" style:font-name="Liberation Serif" fo:font-size="12pt" fo:font-weight="normal" officeooo:rsid="0016024a" fo:background-color="transparent" loext:char-shading-value="0" style:font-size-asian="12pt" style:font-size-complex="12pt"/>
    </style:style>
    <style:style style:name="T10" style:family="text">
      <style:text-properties officeooo:rsid="0017793c"/>
    </style:style>
    <style:style style:name="T11" style:family="text">
      <style:text-properties officeooo:rsid="0019b882"/>
    </style:style>
    <style:style style:name="T12" style:family="text">
      <style:text-properties officeooo:rsid="001b3f1a"/>
    </style:style>
    <style:style style:name="T13" style:family="text">
      <style:text-properties officeooo:rsid="001e9b7c"/>
    </style:style>
    <style:style style:name="T14" style:family="text">
      <style:text-properties fo:font-size="14pt" fo:font-weight="bold" style:font-size-asian="14pt" style:font-weight-asian="bold" style:font-size-complex="14pt" style:font-weight-complex="bold"/>
    </style:style>
    <style:style style:name="T15" style:family="text">
      <style:text-properties fo:font-size="14pt" fo:font-weight="bold" officeooo:rsid="001e9b7c" style:font-size-asian="14pt" style:font-weight-asian="bold" style:font-size-complex="14pt" style:font-weight-complex="bold"/>
    </style:style>
    <style:style style:name="T16" style:family="text">
      <style:text-properties fo:font-size="14pt" fo:font-weight="bold" officeooo:rsid="002143da" style:font-size-asian="14pt" style:font-weight-asian="bold" style:font-size-complex="14pt" style:font-weight-complex="bold"/>
    </style:style>
    <style:style style:name="T17" style:family="text">
      <style:text-properties fo:font-size="14pt" fo:font-weight="bold" officeooo:rsid="0023c9a1" style:font-size-asian="14pt" style:font-weight-asian="bold" style:font-size-complex="14pt" style:font-weight-complex="bold"/>
    </style:style>
    <style:style style:name="fr1" style:family="graphic" style:parent-style-name="OLE">
      <style:graphic-properties style:run-through="foreground" style:wrap="none" style:vertical-pos="from-top" style:vertical-rel="paragraph" style:horizontal-pos="from-left"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APS POTA</text:p>
      <text:p text:style-name="P5"/>
      <text:p text:style-name="P14">Nesta atividade nós foi proposto um estudo comparativo entre algor<text:span text:style-name="T11">it</text:span>mos de ordenação, para isso será utilizado como parâmetro da análise o número de instruções de comparações feitas dentro de cada algoritmos, serão dispostos gráficos para a análise e comparação entre os algoritmos, estes gráficos utilizaram como parâmetro uma média da quantidade de comparações utilizada por esses algoritmos em razão a um valor N de elementos <text:span text:style-name="T11">que serão ordenados.</text:span></text:p>
      <text:p text:style-name="P1"/>
      <text:p text:style-name="P7">Antes de analisarmos os gráficos contendo os resultados das execuções de ordenação, é interessante entendermos como foi desenvolvida a implementação que tornaram esses gráficos possíveis, o texto a seguir tem o intuito de esclarecer alguns fatores, mesmo que superficialmente, da solução implementada <text:span text:style-name="T10">para o levantamento dos dados utilizado nos gráficos.</text:span></text:p>
      <text:p text:style-name="P1"/>
      <text:p text:style-name="P4"><text:span text:style-name="T4">A fim de gerar uma massa de vetores de números aleatórios foi desenvolvido uma classe estática chamada VetorHelper </text:span><text:span text:style-name="T5">que utiliza d</text:span><text:span text:style-name="T6">a clas</text:span><text:span text:style-name="T7">se</text:span><text:span text:style-name="T8"> </text:span><text:span text:style-name="T9">nativa java.util.Random, através da utilização do método </text:span></text:p>
      <text:p text:style-name="P4"><text:span text:style-name="T9">java.util.Random.nextInt que nós permite gerar inteiros aleatórios, isso em conjunto a um laço de repetição serviram para fornecessem os vetores de inteiros aleatórios.</text:span></text:p>
      <text:p text:style-name="P1"/>
      <text:p text:style-name="P2">Para a contagem das operações de comparação foi criada uma classe abstrata nomeada de BaseSort, que possui métodos que encapsulam as operações padrões de comparação ao mesmo tempo que incrementava um contador para realizar a contagem. Por exemplo na operação de “&gt;=”, dentro dessa classe abstrata teríamos um correspondente da seguinte maneira:</text:p>
      <text:p text:style-name="P2"/>
      <text:p text:style-name="P2">public boolean MaiorIgual(int a, int b){</text:p>
      <text:p text:style-name="P2"><text:tab/>contadorDeComparacoes++;</text:p>
      <text:p text:style-name="P2"><text:tab/>return a &gt;= b;</text:p>
      <text:p text:style-name="P2">}</text:p>
      <text:p text:style-name="P2"/>
      <text:p text:style-name="P2">Desta forma podemos “interceptar” as operações e contabilizar quantas vezes elas foram utilizadas, e logicamente <text:span text:style-name="T2">para isto funcionar corretamente</text:span> todos <text:span text:style-name="T1">a</text:span>s <text:span text:style-name="T1">classes corresponderes aos</text:span> algoritmos de ordenação utilizaram <text:span text:style-name="T1">como base</text:span> <text:span text:style-name="T1">esta classe abstrata, </text:span><text:span text:style-name="T2">e para termos dados concretos foi necessário nos certificarmos de utilizar em todas as operações de comparação presentes nestes algoritmos os métodos da classe abstrata.</text:span></text:p>
      <text:p text:style-name="P2"/>
      <text:p text:style-name="P3">Neste experimento existia o requerimento de que todos os algoritmos ordenassem os mesmos vetores, para realizar isto foi necessário conter a execução desses algoritmos dentro de um laço de repetição, tendo o vetor aleatório gerado em um escopo superior ao desse loop, sendo assim poderíamos simplesmente passar o mesmo vetor para todos os algoritmos que serão executados dentro desse laço. </text:p>
      <text:p text:style-name="P3"/>
      <text:p text:style-name="P3">E para que esta solução funcionasse efetivamente, foi preciso que garantíssemos que não “corromperíamos” nosso vetor <text:span text:style-name="T3">ao passar a referência dele </text:span>como <text:span text:style-name="T3">parâmetro </text:span>em alguma das funções de ordenação, para fazer isso foi necessário criar sempre uma cópia nova do vetor para todas as vezes que o mesmo fosse ser processado pelo algoritmo de ordenação.</text:p>
      <text:p text:style-name="P3"/>
      <text:p text:style-name="P7">Agora que foram esclarecidos alguns pontos a respeito da <text:span text:style-name="T12">implementação</text:span> do código, devemos analisar os gráficos gerados</text:p>
      <text:p text:style-name="P6"><text:soft-page-break/><text:tab/><text:span text:style-name="T13">MÉDIA DE COMPARAÇÕES EM VETORES DE TAMANHO 5</text:span></text:p>
      <text:p text:style-name="P7"><draw:frame draw:style-name="fr1" draw:name="Objeto1" text:anchor-type="char" svg:x="0.66cm" svg:y="0.369cm" svg:width="15.998cm" svg:height="8.999cm" draw:z-index="0"><draw:object xlink:href="./Object 1" xlink:type="simple" xlink:show="embed" xlink:actuate="onLoad"/><draw:image xlink:href="./ObjectReplacements/Object 1" xlink:type="simple" xlink:show="embed" xlink:actuate="onLoad"/><svg:desc>gráfico</svg:desc></draw:frame></text:p>
      <text:p text:style-name="P7"/>
      <text:p text:style-name="P8"><text:span text:style-name="T14"><text:tab/></text:span><text:span text:style-name="T15">MÉDIA DE COMPARAÇÕES EM VETORES DE TAMANHO </text:span><draw:frame draw:style-name="fr1" draw:name="Objeto2" text:anchor-type="char" svg:x="0.66cm" svg:y="0.619cm" svg:width="15.998cm" svg:height="8.999cm" draw:z-index="1"><draw:object xlink:href="./Object 2" xlink:type="simple" xlink:show="embed" xlink:actuate="onLoad"/><draw:image xlink:href="./ObjectReplacements/Object 2" xlink:type="simple" xlink:show="embed" xlink:actuate="onLoad"/><svg:desc>gráfico</svg:desc></draw:frame><text:span text:style-name="T15">10</text:span></text:p>
      <text:p text:style-name="P7"/>
      <text:p text:style-name="P11"/>
      <text:p text:style-name="P8"><text:soft-page-break/><text:span text:style-name="T14"><text:tab/></text:span><text:span text:style-name="T15">MÉDIA DE COMPARAÇÕES EM VETORES DE TAMANHO </text:span><draw:frame draw:style-name="fr1" draw:name="Objeto3" text:anchor-type="char" svg:x="0.66cm" svg:y="0.619cm" svg:width="15.998cm" svg:height="8.999cm" draw:z-index="2"><draw:object xlink:href="./Object 3" xlink:type="simple" xlink:show="embed" xlink:actuate="onLoad"/><draw:image xlink:href="./ObjectReplacements/Object 3" xlink:type="simple" xlink:show="embed" xlink:actuate="onLoad"/><svg:desc>gráfico</svg:desc></draw:frame><text:span text:style-name="T15">50</text:span></text:p>
      <text:p text:style-name="P11"/>
      <text:p text:style-name="P9"><text:span text:style-name="T14"><text:tab/></text:span><text:span text:style-name="T15">MÉDIA DE COMPARAÇÕES EM VETORES DE TAMANHO </text:span><text:span text:style-name="T16">1000</text:span></text:p>
      <text:p text:style-name="P12"><draw:frame draw:style-name="fr1" draw:name="Objeto4" text:anchor-type="char" svg:x="0.66cm" svg:y="0.482cm" svg:width="15.998cm" svg:height="8.565cm" draw:z-index="3"><draw:object xlink:href="./Object 4" xlink:type="simple" xlink:show="embed" xlink:actuate="onLoad"/><draw:image xlink:href="./ObjectReplacements/Object 4" xlink:type="simple" xlink:show="embed" xlink:actuate="onLoad"/><svg:desc>gráfico</svg:desc></draw:frame></text:p>
      <text:p text:style-name="P13"/>
      <text:p text:style-name="P13"/>
      <text:p text:style-name="P13"/>
      <text:p text:style-name="P13"/>
      <text:p text:style-name="P13"/>
      <text:p text:style-name="P13"/>
      <text:p text:style-name="P13"/>
      <text:p text:style-name="P13"/>
      <text:p text:style-name="P13"/>
      <text:p text:style-name="P13"/>
      <text:p text:style-name="P10"><text:soft-page-break/><text:span text:style-name="T14"><text:tab/></text:span><text:span text:style-name="T15">MÉDIA DE COMPARAÇÕES EM VETORES DE TAMANHO </text:span><text:span text:style-name="T16">1</text:span><text:span text:style-name="T17">0</text:span><text:span text:style-name="T16">000</text:span></text:p>
      <text:p text:style-name="P13"><draw:frame draw:style-name="fr1" draw:name="Objeto5" text:anchor-type="char" svg:x="0.66cm" svg:y="0.482cm" svg:width="15.998cm" svg:height="8.565cm" draw:z-index="4"><draw:object xlink:href="./Object 5" xlink:type="simple" xlink:show="embed" xlink:actuate="onLoad"/><draw:image xlink:href="./ObjectReplacements/Object 5" xlink:type="simple" xlink:show="embed" xlink:actuate="onLoad"/><svg:desc>gráfico</svg:desc></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onsolas" svg:font-family="Consolas, 'Courier New', monospace"/>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9-18T23:22:06.299000000</meta:creation-date>
    <dc:date>2021-09-19T00:58:10.050000000</dc:date>
    <meta:editing-duration>PT1H54S</meta:editing-duration>
    <meta:editing-cycles>20</meta:editing-cycles>
    <meta:generator>LibreOffice/7.1.2.2$Windows_X86_64 LibreOffice_project/8a45595d069ef5570103caea1b71cc9d82b2aae4</meta:generator>
    <meta:document-statistic meta:table-count="0" meta:image-count="0" meta:object-count="5" meta:page-count="4" meta:paragraph-count="19" meta:word-count="466" meta:character-count="3103" meta:non-whitespace-character-count="2647"/>
  </office:meta>
</office:document-meta>
</file>

<file path=Object 1/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number:date-style style:name="N10036" number:language="pt" number:country="BR"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5.998cm" svg:height="8.999cm" xlink:href="." xlink:type="simple" chart:class="chart:bar" chart:style-name="ch1">
        <chart:plot-area chart:style-name="ch2" chart:data-source-has-labels="both" svg:x="0.319cm" svg:y="0.179cm" svg:width="15.36cm" svg:height="8.641cm">
          <chart:coordinate-region svg:x="1.375cm" svg:y="0.179cm" svg:width="14.304cm" svg:height="5.779cm"/>
          <chart:axis chart:dimension="x" chart:name="primary-x" chart:style-name="ch3" chartooo:axis-type="auto">
            <chartooo:date-scale/>
            <chart:categories table:cell-range-address="local-table.$A$2:.$A$10"/>
          </chart:axis>
          <chart:axis chart:dimension="y" chart:name="primary-y" chart:style-name="ch4">
            <chart:grid chart:style-name="ch5" chart:class="major"/>
          </chart:axis>
          <chart:series chart:style-name="ch6" chart:values-cell-range-address="local-table.$B$2:.$B$10" chart:label-cell-address="local-table.$B$1" chart:class="chart:bar">
            <chart:data-point chart:repeated="9"/>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na 1</text:p>
              </table:table-cell>
            </table:table-row>
          </table:table-header-rows>
          <table:table-rows>
            <table:table-row>
              <table:table-cell office:value-type="string">
                <text:p>BUBBLE SORT</text:p>
              </table:table-cell>
              <table:table-cell office:value-type="float" office:value="0.096">
                <text:p>0.096</text:p>
              </table:table-cell>
            </table:table-row>
            <table:table-row>
              <table:table-cell office:value-type="string">
                <text:p>SELECTION SORT</text:p>
              </table:table-cell>
              <table:table-cell office:value-type="float" office:value="0.04">
                <text:p>0.04</text:p>
              </table:table-cell>
            </table:table-row>
            <table:table-row>
              <table:table-cell office:value-type="string">
                <text:p>INSERTION SORT</text:p>
              </table:table-cell>
              <table:table-cell office:value-type="float" office:value="0.048">
                <text:p>0.048</text:p>
              </table:table-cell>
            </table:table-row>
            <table:table-row>
              <table:table-cell office:value-type="string">
                <text:p>HEAP SORT</text:p>
              </table:table-cell>
              <table:table-cell office:value-type="float" office:value="0.172">
                <text:p>0.172</text:p>
              </table:table-cell>
            </table:table-row>
            <table:table-row>
              <table:table-cell office:value-type="string">
                <text:p>MERGE SORT</text:p>
              </table:table-cell>
              <table:table-cell office:value-type="float" office:value="0.152">
                <text:p>0.152</text:p>
              </table:table-cell>
            </table:table-row>
            <table:table-row>
              <table:table-cell office:value-type="string">
                <text:p>QUICK SORT</text:p>
              </table:table-cell>
              <table:table-cell office:value-type="float" office:value="0.088">
                <text:p>0.088</text:p>
              </table:table-cell>
            </table:table-row>
            <table:table-row>
              <table:table-cell office:value-type="string">
                <text:p>COUNT SORT</text:p>
              </table:table-cell>
              <table:table-cell office:value-type="float" office:value="382.846">
                <text:p>382.846</text:p>
              </table:table-cell>
            </table:table-row>
            <table:table-row>
              <table:table-cell office:value-type="string">
                <text:p>BUCKET SORT</text:p>
              </table:table-cell>
              <table:table-cell office:value-type="float" office:value="366.08">
                <text:p>366.08</text:p>
              </table:table-cell>
            </table:table-row>
            <table:table-row>
              <table:table-cell office:value-type="string">
                <text:p>RADIX SORT</text:p>
              </table:table-cell>
              <table:table-cell office:value-type="float" office:value="0.604">
                <text:p>0.604</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1.2.2$Windows_X86_64 LibreOffice_project/8a45595d069ef5570103caea1b71cc9d82b2aae4</meta:generator>
  </office:meta>
</office:document-meta>
</file>

<file path=Object 1/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

<file path=Object 2/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number:date-style style:name="N10036" number:language="pt" number:country="BR"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5.998cm" svg:height="8.999cm" xlink:href="." xlink:type="simple" chart:class="chart:bar" chart:style-name="ch1">
        <chart:plot-area chart:style-name="ch2" chart:data-source-has-labels="both" svg:x="0.319cm" svg:y="0.179cm" svg:width="15.36cm" svg:height="8.641cm">
          <chart:coordinate-region svg:x="1.375cm" svg:y="0.179cm" svg:width="14.304cm" svg:height="5.778cm"/>
          <chart:axis chart:dimension="x" chart:name="primary-x" chart:style-name="ch3" chartooo:axis-type="auto">
            <chartooo:date-scale/>
            <chart:categories table:cell-range-address="local-table.$A$2:.$A$10"/>
          </chart:axis>
          <chart:axis chart:dimension="y" chart:name="primary-y" chart:style-name="ch4">
            <chart:grid chart:style-name="ch5" chart:class="major"/>
          </chart:axis>
          <chart:series chart:style-name="ch6" chart:values-cell-range-address="local-table.$B$2:.$B$10" chart:label-cell-address="local-table.$B$1" chart:class="chart:bar">
            <chart:data-point chart:repeated="9"/>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na 1</text:p>
              </table:table-cell>
            </table:table-row>
          </table:table-header-rows>
          <table:table-rows>
            <table:table-row>
              <table:table-cell office:value-type="string">
                <text:p>BUBBLE SORT</text:p>
              </table:table-cell>
              <table:table-cell office:value-type="float" office:value="0.198">
                <text:p>0.198</text:p>
              </table:table-cell>
            </table:table-row>
            <table:table-row>
              <table:table-cell office:value-type="string">
                <text:p>SELECTION SORT</text:p>
              </table:table-cell>
              <table:table-cell office:value-type="float" office:value="0.09">
                <text:p>0.09</text:p>
              </table:table-cell>
            </table:table-row>
            <table:table-row>
              <table:table-cell office:value-type="string">
                <text:p>INSERTION SORT</text:p>
              </table:table-cell>
              <table:table-cell office:value-type="float" office:value="0.138">
                <text:p>0.138</text:p>
              </table:table-cell>
            </table:table-row>
            <table:table-row>
              <table:table-cell office:value-type="string">
                <text:p>HEAP SORT</text:p>
              </table:table-cell>
              <table:table-cell office:value-type="float" office:value="0.224">
                <text:p>0.224</text:p>
              </table:table-cell>
            </table:table-row>
            <table:table-row>
              <table:table-cell office:value-type="string">
                <text:p>MERGE SORT</text:p>
              </table:table-cell>
              <table:table-cell office:value-type="float" office:value="0.21">
                <text:p>0.21</text:p>
              </table:table-cell>
            </table:table-row>
            <table:table-row>
              <table:table-cell office:value-type="string">
                <text:p>QUICK SORT</text:p>
              </table:table-cell>
              <table:table-cell office:value-type="float" office:value="0.146">
                <text:p>0.146</text:p>
              </table:table-cell>
            </table:table-row>
            <table:table-row>
              <table:table-cell office:value-type="string">
                <text:p>COUNT SORT</text:p>
              </table:table-cell>
              <table:table-cell office:value-type="float" office:value="177.896">
                <text:p>177.896</text:p>
              </table:table-cell>
            </table:table-row>
            <table:table-row>
              <table:table-cell office:value-type="string">
                <text:p>BUCKET SORT</text:p>
              </table:table-cell>
              <table:table-cell office:value-type="float" office:value="161.424">
                <text:p>161.424</text:p>
              </table:table-cell>
            </table:table-row>
            <table:table-row>
              <table:table-cell office:value-type="string">
                <text:p>RADIX SORT</text:p>
              </table:table-cell>
              <table:table-cell office:value-type="float" office:value="0.462">
                <text:p>0.462</text:p>
              </table:table-cell>
            </table:table-row>
          </table:table-rows>
        </table:table>
      </chart:chart>
    </office:chart>
  </office:body>
</office:document-content>
</file>

<file path=Object 2/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1.2.2$Windows_X86_64 LibreOffice_project/8a45595d069ef5570103caea1b71cc9d82b2aae4</meta:generator>
  </office:meta>
</office:document-meta>
</file>

<file path=Object 2/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

<file path=Object 3/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number:date-style style:name="N10036" number:language="pt" number:country="BR"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5.998cm" svg:height="8.999cm" xlink:href="." xlink:type="simple" chart:class="chart:bar" chart:style-name="ch1">
        <chart:plot-area chart:style-name="ch2" chart:data-source-has-labels="both" svg:x="0.319cm" svg:y="0.179cm" svg:width="15.36cm" svg:height="8.641cm">
          <chart:coordinate-region svg:x="1.375cm" svg:y="0.179cm" svg:width="14.304cm" svg:height="5.778cm"/>
          <chart:axis chart:dimension="x" chart:name="primary-x" chart:style-name="ch3" chartooo:axis-type="auto">
            <chartooo:date-scale/>
            <chart:categories table:cell-range-address="local-table.$A$2:.$A$10"/>
          </chart:axis>
          <chart:axis chart:dimension="y" chart:name="primary-y" chart:style-name="ch4">
            <chart:grid chart:style-name="ch5" chart:class="major"/>
          </chart:axis>
          <chart:series chart:style-name="ch6" chart:values-cell-range-address="local-table.$B$2:.$B$10" chart:label-cell-address="local-table.$B$1" chart:class="chart:bar">
            <chart:data-point chart:repeated="9"/>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na 1</text:p>
              </table:table-cell>
            </table:table-row>
          </table:table-header-rows>
          <table:table-rows>
            <table:table-row>
              <table:table-cell office:value-type="string">
                <text:p>BUBBLE SORT</text:p>
              </table:table-cell>
              <table:table-cell office:value-type="float" office:value="1.9998">
                <text:p>1.9998</text:p>
              </table:table-cell>
            </table:table-row>
            <table:table-row>
              <table:table-cell office:value-type="string">
                <text:p>SELECTION SORT</text:p>
              </table:table-cell>
              <table:table-cell office:value-type="float" office:value="0.99">
                <text:p>0.99</text:p>
              </table:table-cell>
            </table:table-row>
            <table:table-row>
              <table:table-cell office:value-type="string">
                <text:p>INSERTION SORT</text:p>
              </table:table-cell>
              <table:table-cell office:value-type="float" office:value="0.9248">
                <text:p>0.9248</text:p>
              </table:table-cell>
            </table:table-row>
            <table:table-row>
              <table:table-cell office:value-type="string">
                <text:p>HEAP SORT</text:p>
              </table:table-cell>
              <table:table-cell office:value-type="float" office:value="0.492">
                <text:p>0.492</text:p>
              </table:table-cell>
            </table:table-row>
            <table:table-row>
              <table:table-cell office:value-type="string">
                <text:p>MERGE SORT</text:p>
              </table:table-cell>
              <table:table-cell office:value-type="float" office:value="0.4074">
                <text:p>0.4074</text:p>
              </table:table-cell>
            </table:table-row>
            <table:table-row>
              <table:table-cell office:value-type="string">
                <text:p>QUICK SORT</text:p>
              </table:table-cell>
              <table:table-cell office:value-type="float" office:value="0.365">
                <text:p>0.365</text:p>
              </table:table-cell>
            </table:table-row>
            <table:table-row>
              <table:table-cell office:value-type="string">
                <text:p>COUNT SORT</text:p>
              </table:table-cell>
              <table:table-cell office:value-type="float" office:value="19.9168">
                <text:p>19.9168</text:p>
              </table:table-cell>
            </table:table-row>
            <table:table-row>
              <table:table-cell office:value-type="string">
                <text:p>BUCKET SORT</text:p>
              </table:table-cell>
              <table:table-cell office:value-type="float" office:value="19.4054">
                <text:p>19.4054</text:p>
              </table:table-cell>
            </table:table-row>
            <table:table-row>
              <table:table-cell office:value-type="string">
                <text:p>RADIX SORT</text:p>
              </table:table-cell>
              <table:table-cell office:value-type="float" office:value="0.3348">
                <text:p>0.3348</text:p>
              </table:table-cell>
            </table:table-row>
          </table:table-rows>
        </table:table>
      </chart:chart>
    </office:chart>
  </office:body>
</office:document-content>
</file>

<file path=Object 3/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1.2.2$Windows_X86_64 LibreOffice_project/8a45595d069ef5570103caea1b71cc9d82b2aae4</meta:generator>
  </office:meta>
</office:document-meta>
</file>

<file path=Object 3/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

<file path=Object 4/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number:date-style style:name="N10036" number:language="pt" number:country="BR"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5.998cm" svg:height="8.565cm" xlink:href="." xlink:type="simple" chart:class="chart:bar" chart:style-name="ch1">
        <chart:plot-area chart:style-name="ch2" chart:data-source-has-labels="both" svg:x="0.319cm" svg:y="0.171cm" svg:width="15.36cm" svg:height="8.223cm">
          <chart:coordinate-region svg:x="1.375cm" svg:y="0.171cm" svg:width="14.304cm" svg:height="5.361cm"/>
          <chart:axis chart:dimension="x" chart:name="primary-x" chart:style-name="ch3" chartooo:axis-type="auto">
            <chartooo:date-scale/>
            <chart:categories table:cell-range-address="local-table.$A$2:.$A$10"/>
          </chart:axis>
          <chart:axis chart:dimension="y" chart:name="primary-y" chart:style-name="ch4">
            <chart:grid chart:style-name="ch5" chart:class="major"/>
          </chart:axis>
          <chart:series chart:style-name="ch6" chart:values-cell-range-address="local-table.$B$2:.$B$10" chart:label-cell-address="local-table.$B$1" chart:class="chart:bar">
            <chart:data-point chart:repeated="9"/>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na 1</text:p>
              </table:table-cell>
            </table:table-row>
          </table:table-header-rows>
          <table:table-rows>
            <table:table-row>
              <table:table-cell office:value-type="string">
                <text:p>BUBBLE SORT</text:p>
              </table:table-cell>
              <table:table-cell office:value-type="float" office:value="19.99998">
                <text:p>19.99998</text:p>
              </table:table-cell>
            </table:table-row>
            <table:table-row>
              <table:table-cell office:value-type="string">
                <text:p>SELECTION SORT</text:p>
              </table:table-cell>
              <table:table-cell office:value-type="float" office:value="9.99">
                <text:p>9.99</text:p>
              </table:table-cell>
            </table:table-row>
            <table:table-row>
              <table:table-cell office:value-type="string">
                <text:p>INSERTION SORT</text:p>
              </table:table-cell>
              <table:table-cell office:value-type="float" office:value="10.15668">
                <text:p>10.15668</text:p>
              </table:table-cell>
            </table:table-row>
            <table:table-row>
              <table:table-cell office:value-type="string">
                <text:p>HEAP SORT</text:p>
              </table:table-cell>
              <table:table-cell office:value-type="float" office:value="0.75108">
                <text:p>0.75108</text:p>
              </table:table-cell>
            </table:table-row>
            <table:table-row>
              <table:table-cell office:value-type="string">
                <text:p>MERGE SORT</text:p>
              </table:table-cell>
              <table:table-cell office:value-type="float" office:value="0.59978">
                <text:p>0.59978</text:p>
              </table:table-cell>
            </table:table-row>
            <table:table-row>
              <table:table-cell office:value-type="string">
                <text:p>QUICK SORT</text:p>
              </table:table-cell>
              <table:table-cell office:value-type="float" office:value="0.365">
                <text:p>0.365</text:p>
              </table:table-cell>
            </table:table-row>
            <table:table-row>
              <table:table-cell office:value-type="string">
                <text:p>COUNT SORT</text:p>
              </table:table-cell>
              <table:table-cell office:value-type="float" office:value="2.09936">
                <text:p>2.09936</text:p>
              </table:table-cell>
            </table:table-row>
            <table:table-row>
              <table:table-cell office:value-type="string">
                <text:p>BUCKET SORT</text:p>
              </table:table-cell>
              <table:table-cell office:value-type="float" office:value="2.03854">
                <text:p>2.03854</text:p>
              </table:table-cell>
            </table:table-row>
            <table:table-row>
              <table:table-cell office:value-type="string">
                <text:p>RADIX SORT</text:p>
              </table:table-cell>
              <table:table-cell office:value-type="float" office:value="0.32142">
                <text:p>0.32142</text:p>
              </table:table-cell>
            </table:table-row>
          </table:table-rows>
        </table:table>
      </chart:chart>
    </office:chart>
  </office:body>
</office:document-content>
</file>

<file path=Object 4/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1.2.2$Windows_X86_64 LibreOffice_project/8a45595d069ef5570103caea1b71cc9d82b2aae4</meta:generator>
  </office:meta>
</office:document-meta>
</file>

<file path=Object 4/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

<file path=Object 5/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number:date-style style:name="N10036" number:language="pt" number:country="BR"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5.998cm" svg:height="8.565cm" xlink:href="." xlink:type="simple" chart:class="chart:bar" chart:style-name="ch1">
        <chart:plot-area chart:style-name="ch2" chart:data-source-has-labels="both" svg:x="0.319cm" svg:y="0.171cm" svg:width="15.36cm" svg:height="8.223cm">
          <chart:coordinate-region svg:x="1.375cm" svg:y="0.171cm" svg:width="14.304cm" svg:height="5.361cm"/>
          <chart:axis chart:dimension="x" chart:name="primary-x" chart:style-name="ch3" chartooo:axis-type="auto">
            <chartooo:date-scale/>
            <chart:categories table:cell-range-address="local-table.$A$2:.$A$10"/>
          </chart:axis>
          <chart:axis chart:dimension="y" chart:name="primary-y" chart:style-name="ch4">
            <chart:grid chart:style-name="ch5" chart:class="major"/>
          </chart:axis>
          <chart:series chart:style-name="ch6" chart:values-cell-range-address="local-table.$B$2:.$B$10" chart:label-cell-address="local-table.$B$1" chart:class="chart:bar">
            <chart:data-point chart:repeated="9"/>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na 1</text:p>
              </table:table-cell>
            </table:table-row>
          </table:table-header-rows>
          <table:table-rows>
            <table:table-row>
              <table:table-cell office:value-type="string">
                <text:p>BUBBLE SORT</text:p>
              </table:table-cell>
              <table:table-cell office:value-type="float" office:value="199.999998">
                <text:p>199.999998</text:p>
              </table:table-cell>
            </table:table-row>
            <table:table-row>
              <table:table-cell office:value-type="string">
                <text:p>SELECTION SORT</text:p>
              </table:table-cell>
              <table:table-cell office:value-type="float" office:value="99.99">
                <text:p>99.99</text:p>
              </table:table-cell>
            </table:table-row>
            <table:table-row>
              <table:table-cell office:value-type="string">
                <text:p>INSERTION SORT</text:p>
              </table:table-cell>
              <table:table-cell office:value-type="float" office:value="100.293928">
                <text:p>100.293928</text:p>
              </table:table-cell>
            </table:table-row>
            <table:table-row>
              <table:table-cell office:value-type="string">
                <text:p>HEAP SORT</text:p>
              </table:table-cell>
              <table:table-cell office:value-type="float" office:value="1.017436">
                <text:p>1.017436</text:p>
              </table:table-cell>
            </table:table-row>
            <table:table-row>
              <table:table-cell office:value-type="string">
                <text:p>MERGE SORT</text:p>
              </table:table-cell>
              <table:table-cell office:value-type="float" office:value="0.804624">
                <text:p>0.804624</text:p>
              </table:table-cell>
            </table:table-row>
            <table:table-row>
              <table:table-cell office:value-type="string">
                <text:p>QUICK SORT</text:p>
              </table:table-cell>
              <table:table-cell office:value-type="float" office:value="0.670646">
                <text:p>0.670646</text:p>
              </table:table-cell>
            </table:table-row>
            <table:table-row>
              <table:table-cell office:value-type="string">
                <text:p>COUNT SORT</text:p>
              </table:table-cell>
              <table:table-cell office:value-type="float" office:value="0.299976">
                <text:p>0.299976</text:p>
              </table:table-cell>
            </table:table-row>
            <table:table-row>
              <table:table-cell office:value-type="string">
                <text:p>BUCKET SORT</text:p>
              </table:table-cell>
              <table:table-cell office:value-type="float" office:value="0.239966">
                <text:p>0.239966</text:p>
              </table:table-cell>
            </table:table-row>
            <table:table-row>
              <table:table-cell office:value-type="string">
                <text:p>RADIX SORT</text:p>
              </table:table-cell>
              <table:table-cell office:value-type="float" office:value="0.320142">
                <text:p>0.320142</text:p>
              </table:table-cell>
            </table:table-row>
          </table:table-rows>
        </table:table>
      </chart:chart>
    </office:chart>
  </office:body>
</office:document-content>
</file>

<file path=Object 5/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1.2.2$Windows_X86_64 LibreOffice_project/8a45595d069ef5570103caea1b71cc9d82b2aae4</meta:generator>
  </office:meta>
</office:document-meta>
</file>

<file path=Object 5/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